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f1a" officeooo:paragraph-rsid="00083f1a"/>
    </style:style>
    <style:style style:name="P2" style:family="paragraph" style:parent-style-name="Standard">
      <style:text-properties style:text-underline-style="solid" style:text-underline-width="auto" style:text-underline-color="font-color" officeooo:rsid="00083f1a" officeooo:paragraph-rsid="00083f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ing</text:p>
      <text:p text:style-name="Standard"/>
      <text:p text:style-name="P1">1.Water Level flowing Testing</text:p>
      <text:p text:style-name="P1"/>
      <text:p text:style-name="P1">2. Sensor Testing</text:p>
      <text:p text:style-name="P1"/>
      <text:p text:style-name="P1">3. Alarm Testing</text:p>
      <text:p text:style-name="P1"/>
      <text:p text:style-name="P1">4. Valves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2:06:02.501829752</meta:creation-date>
    <dc:date>2015-08-08T12:08:56.988070003</dc:date>
    <meta:editing-duration>P0D</meta:editing-duration>
    <meta:editing-cycles>1</meta:editing-cycles>
    <meta:document-statistic meta:table-count="0" meta:image-count="0" meta:object-count="0" meta:page-count="1" meta:paragraph-count="5" meta:word-count="14" meta:character-count="86" meta:non-whitespace-character-count="77"/>
    <meta:generator>LibreOffice/4.2.8.2$Linux_x86 LibreOffice_project/420m0$Build-2</meta:generator>
  </office:meta>
</office:document-meta>
</file>